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que é diagrama de concentração de defeito? Qual a sua utilidade para a análise e solução de problemas operacionais?</text:h>
      <text:h text:style-name="Heading_20_3" text:outline-level="3"><text:span text:style-name="Subtle_20_Emphasis"><text:span text:style-name="T3">Francisco Matelli Matulovic.</text:span></text:span></text:h>
      <text:p text:style-name="Text_20_body"><text:span text:style-name="Subtle_20_Emphasis"><text:span text:style-name="T4"><text:s/>Se um produto atende prontamente as exigências do consumidor, é bastante razoável supor que ele seja produzido por um processo estável ou repetitivo. Mais precisamente, o processo deve ser capaz de operar numa faixa estreita de variabilidade em torno do alvo ou valor nominal das características de qualidade do produto. Segundo Rodrigues (1998), o Controle Estatístico de Processo (CEP) é um poderoso e usual conjunto de ferramentas para solução de problemas de estabilidade do processo e melhoria da capacidade através da redução da variabilidade. <text:s/>O CEP pode ser aplicado a qualquer tipo processo. Segundo Montgomery (1997), são sete as principais ferramentas utilizadas pelo CEP:</text:span></text:span></text:p>
      <text:p text:style-name="Text_20_body"><text:span text:style-name="Subtle_20_Emphasis"><text:span text:style-name="T4"><text:s text:c="6"/>I. Histograma</text:span></text:span></text:p>
      <text:p text:style-name="Text_20_body"><text:span text:style-name="Subtle_20_Emphasis"><text:span text:style-name="T4"><text:s text:c="6"/>II. Check-sheet</text:span></text:span></text:p>
      <text:p text:style-name="Text_20_body"><text:span text:style-name="Subtle_20_Emphasis"><text:span text:style-name="T4"><text:s text:c="6"/>III. Diagrama de Pareto</text:span></text:span></text:p>
      <text:p text:style-name="Text_20_body"><text:span text:style-name="Subtle_20_Emphasis"><text:span text:style-name="T4"><text:s text:c="6"/>IV. Diagrama de Causa e Efeito</text:span></text:span></text:p>
      <text:p text:style-name="Text_20_body"><text:span text:style-name="Subtle_20_Emphasis"><text:span text:style-name="T4"><text:s text:c="6"/>V. Diagrama de Concentração de Defeitos</text:span></text:span></text:p>
      <text:p text:style-name="Text_20_body"><text:span text:style-name="Subtle_20_Emphasis"><text:span text:style-name="T4"><text:s text:c="6"/>VI. Diagrama de Dispersão</text:span></text:span></text:p>
      <text:p text:style-name="Text_20_body"><text:span text:style-name="Subtle_20_Emphasis"><text:span text:style-name="T4"><text:s text:c="6"/>VII. Carta de Controle</text:span></text:span></text:p>
      <text:p text:style-name="Standard">O <text:span text:style-name="Subtle_20_Emphasis"><text:span text:style-name="T4">Diagrama de Concentração de Defeitos é</text:span></text:span> um desenho da unidade, mostrando todas as visões relevantes, onde os vários tipos de defeitos são assinalados no desenho. O diagrama serve então para determinar se a localização do defeito na unidade direciona qualquer informação útil sobre a causa potencial dos defeito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25T02:19:31</meta:creation-date>
    <dc:date>2010-06-25T17:18:43</dc:date>
    <dc:creator>Francisco Matelli</dc:creator>
    <meta:editing-duration>PT14H59M12S</meta:editing-duration>
    <meta:editing-cycles>4</meta:editing-cycles>
    <meta:generator>OpenOffice.org/3.2$Linux OpenOffice.org_project/320m12$Build-9483</meta:generator>
    <meta:printed-by>Francisco Matelli</meta:printed-by>
    <meta:print-date>2010-06-25T17:18:21</meta:print-date>
    <meta:document-statistic meta:table-count="0" meta:image-count="0" meta:object-count="0" meta:page-count="1" meta:paragraph-count="11" meta:word-count="204" meta:character-count="1373"/>
  </office:meta>
</office:document-meta>
</file>